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sans-serif" fo:font-size="14pt" fo:letter-spacing="normal" fo:font-style="normal" fo:font-weight="normal"/>
    </style:style>
    <style:style style:name="P2" style:family="paragraph" style:parent-style-name="Text_20_body" style:list-style-name="L2">
      <style:text-properties fo:font-variant="normal" fo:text-transform="none" fo:color="#000000" style:font-name="sans-serif" fo:font-size="14pt" fo:letter-spacing="normal" fo:font-style="normal" fo:font-weight="normal"/>
    </style:style>
    <style:style style:name="P3" style:family="paragraph" style:parent-style-name="Text_20_body" style:list-style-name="L3">
      <style:text-properties fo:font-variant="normal" fo:text-transform="none" fo:color="#000000" style:font-name="sans-serif" fo:font-size="14pt" fo:letter-spacing="normal" fo:font-style="normal" fo:font-weight="normal"/>
    </style:style>
    <style:style style:name="P4" style:family="paragraph" style:parent-style-name="Text_20_body" style:list-style-name="L1">
      <style:paragraph-properties fo:margin-top="0cm" fo:margin-bottom="0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2">
      <style:paragraph-properties fo:margin-top="0cm" fo:margin-bottom="0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3">
      <style:paragraph-properties fo:margin-top="0cm" fo:margin-bottom="0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text-properties fo:font-variant="normal" fo:text-transform="none" fo:color="#000000" style:font-name="sans-serif" fo:font-size="14pt" fo:letter-spacing="normal" fo:font-style="normal" fo:font-weight="normal"/>
    </style:style>
    <style:style style:name="P10" style:family="paragraph" style:parent-style-name="Heading_20_1">
      <style:text-properties fo:font-variant="normal" fo:text-transform="none" fo:color="#000020" style:font-name="Comic Sans MS" fo:letter-spacing="normal" fo:font-style="normal" style:text-underline-style="solid" style:text-underline-width="auto" style:text-underline-color="font-color"/>
    </style:style>
    <style:style style:name="P11" style:family="paragraph" style:parent-style-name="Heading_20_2">
      <style:paragraph-properties fo:margin-left="0cm" fo:margin-right="0cm" fo:text-align="center" style:justify-single-word="false" fo:text-indent="0cm" style:auto-text-indent="false"/>
      <style:text-properties fo:font-variant="normal" fo:text-transform="none" fo:color="#000020" style:font-name="Comic Sans MS" fo:letter-spacing="normal" fo:font-style="normal" style:text-underline-style="solid" style:text-underline-width="auto" style:text-underline-color="font-color"/>
    </style:style>
    <style:style style:name="P12" style:family="paragraph" style:parent-style-name="Preformatted_20_Text">
      <style:paragraph-properties fo:margin-left="0cm" fo:margin-right="0cm" fo:text-indent="0cm" style:auto-text-indent="false" fo:padding="0.049cm" fo:border="0.06pt solid #c0c0c0"/>
      <style:text-properties fo:font-variant="normal" fo:text-transform="none" fo:color="#000000" fo:letter-spacing="normal"/>
    </style:style>
    <style:style style:name="P13" style:family="paragraph" style:parent-style-name="Preformatted_20_Text">
      <style:paragraph-properties fo:margin-left="0cm" fo:margin-right="0cm" fo:text-indent="0cm" style:auto-text-indent="false" fo:padding="0.049cm" fo:border="0.06pt solid #c0c0c0"/>
      <style:text-properties fo:font-variant="normal" fo:text-transform="none" fo:color="#000000" fo:letter-spacing="normal" fo:font-style="normal" fo:font-weight="normal"/>
    </style:style>
    <style:style style:name="P14" style:family="paragraph" style:parent-style-name="Preformatted_20_Text">
      <style:paragraph-properties fo:margin-top="0cm" fo:margin-bottom="0.499cm" style:contextual-spacing="false" fo:padding="0.049cm" fo:border="0.06pt solid #c0c0c0"/>
      <style:text-properties fo:font-variant="normal" fo:text-transform="none" fo:color="#000000" fo:letter-spacing="normal"/>
    </style:style>
    <style:style style:name="P15" style:family="paragraph" style:parent-style-name="Preformatted_20_Text">
      <style:paragraph-properties fo:margin-top="0cm" fo:margin-bottom="0.499cm" style:contextual-spacing="false" fo:padding="0.049cm" fo:border="0.06pt solid #c0c0c0"/>
      <style:text-properties fo:font-variant="normal" fo:text-transform="none" fo:color="#000000" fo:letter-spacing="normal" fo:font-style="normal" fo:font-weight="normal"/>
    </style:style>
    <style:style style:name="P16" style:family="paragraph" style:parent-style-name="Preformatted_20_Text">
      <style:paragraph-properties fo:padding="0.049cm" fo:border="0.06pt solid #c0c0c0"/>
      <style:text-properties fo:font-variant="normal" fo:text-transform="none" fo:color="#000000" fo:letter-spacing="normal"/>
    </style:style>
    <style:style style:name="P17" style:family="paragraph" style:parent-style-name="Preformatted_20_Text">
      <style:paragraph-properties fo:padding="0.049cm" fo:border="0.06pt solid #c0c0c0"/>
      <style:text-properties fo:font-variant="normal" fo:text-transform="none" fo:color="#000000" fo:letter-spacing="normal" fo:font-style="normal" fo:font-weight="normal"/>
    </style:style>
    <style:style style:name="P18" style:family="paragraph" style:parent-style-name="Quotations">
      <style:paragraph-properties fo:margin-left="0cm" fo:margin-right="0cm" fo:margin-top="0cm" fo:margin-bottom="0cm" style:contextual-spacing="false" fo:text-indent="0cm" style:auto-text-indent="false" fo:padding="0.049cm" fo:border="0.06pt solid #00ffff"/>
      <style:text-properties fo:font-variant="normal" fo:text-transform="none" fo:color="#000000" style:font-name="sans-serif" fo:font-size="14pt" fo:letter-spacing="normal" fo:font-style="normal" fo:font-weight="normal"/>
    </style:style>
    <style:style style:name="P19" style:family="paragraph" style:parent-style-name="List_20_Heading">
      <style:text-properties fo:font-variant="normal" fo:text-transform="none" fo:color="#000000" style:font-name="sans-serif" fo:font-size="14pt" fo:letter-spacing="normal" fo:font-style="normal" fo:font-weight="bold"/>
    </style:style>
    <style:style style:name="P20" style:family="paragraph" style:parent-style-name="List_20_Heading">
      <style:paragraph-properties fo:margin-left="0cm" fo:margin-right="0cm" fo:text-indent="0cm" style:auto-text-indent="false"/>
      <style:text-properties fo:font-variant="normal" fo:text-transform="none" fo:color="#000000" style:font-name="sans-serif" fo:font-size="14pt" fo:letter-spacing="normal" fo:font-style="normal" fo:font-weight="bold"/>
    </style:style>
    <style:style style:name="P21" style:family="paragraph" style:parent-style-name="List_20_Contents">
      <style:text-properties fo:font-variant="normal" fo:text-transform="none" fo:color="#000000" style:font-name="sans-serif" fo:font-size="14pt" fo:letter-spacing="normal" fo:font-style="normal" fo:font-weight="normal"/>
    </style:style>
    <style:style style:name="P22" style:family="paragraph" style:parent-style-name="List_20_Contents">
      <style:paragraph-properties fo:margin-top="0cm" fo:margin-bottom="0.499cm" style:contextual-spacing="false"/>
      <style:text-properties fo:font-variant="normal" fo:text-transform="none" fo:color="#000000" style:font-name="sans-serif" fo:font-size="14pt" fo:letter-spacing="normal" fo:font-style="normal" fo:font-weight="normal"/>
    </style:style>
    <style:style style:name="T1"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1<text:line-break/>Basic Concepts</text:h>
      <text:p text:style-name="P8"><text:span text:style-name="T2">[</text:span><text:a xlink:type="simple" xlink:href="http://www.cbio.uct.ac.za/~gustavo/Lectures/Python/James/index.html"><text:span text:style-name="T1">Course Outline</text:span></text:a><text:span text:style-name="T2">] [</text:span><text:a xlink:type="simple" xlink:href="http://www.cbio.uct.ac.za/~gustavo/Lectures/Python/James/invocation.html"><text:span text:style-name="T1">Next: Running Python and Python Code</text:span></text:a><text:span text:style-name="T2">]</text:span></text:p>
      <text:h text:style-name="P11" text:outline-level="2">What is a Program?</text:h>
      <text:p text:style-name="P7"><text:span text:style-name="T2">Simply put, a program is a set of instructions on </text:span><text:span text:style-name="Strong_20_Emphasis"><text:span text:style-name="T2">how</text:span></text:span><text:span text:style-name="T2"> transform some </text:span><text:span text:style-name="Strong_20_Emphasis"><text:span text:style-name="T2">input</text:span></text:span><text:span text:style-name="T2"> data and produce </text:span><text:span text:style-name="Strong_20_Emphasis"><text:span text:style-name="T2">output</text:span></text:span><text:span text:style-name="T2"> data. Programs can be written in many languages, such as PERL, Python, C, Ruby, Pascal, etc... Even a stylised form of natural languages such as English, known as pseudo code, can be used to describe a program effectively.</text:span></text:p>
      <text:p text:style-name="P8"><text:span text:style-name="Strong_20_Emphasis"><text:span text:style-name="T2">Input -&gt; Program -&gt; Output</text:span></text:span></text:p>
      <text:p text:style-name="P7"><text:span text:style-name="T2">It is important to realise that the </text:span><text:span text:style-name="Strong_20_Emphasis"><text:span text:style-name="T2">program</text:span></text:span><text:span text:style-name="T2"> determines what input is satisfactory, and what input will cause error. Input cannot be used change how a program works. Similarly, the program defines what output will be produced. If you need a program to handle input differently, you need to write a new program. Likewise, if the output isn't what you need, you will need to change the program.</text:span></text:p>
      <text:p text:style-name="P9">Ultimately a program, no matter what language it is written in, consists of a some atomic actions/instructions, each one an instruction that cannot be divided into a sequence of 'smaller' or 'less complex' instructions. These instructions are composed (as in mathematical composition) in various, usually by issuing them in sequential order, but also by defining the result of one instruction as the operand of another.</text:p>
      <text:p text:style-name="P7"><text:span text:style-name="T2">Instructions (or sets of composed instructions) can be divided into two groups, those that produce a result, and those that don't. For example, adding two numbers, 3 and 4, together has a result (7). More specifically, it has a</text:span><text:span text:style-name="Strong_20_Emphasis"><text:span text:style-name="T2">value</text:span></text:span><text:span text:style-name="T2">, i.e. some data the program can continue to work with. Contrast this with an instruction that puts a line of text on the screen. It produces no value as a result. Instructions which produce a value are called </text:span><text:span text:style-name="Strong_20_Emphasis"><text:span text:style-name="T2">expressions</text:span></text:span><text:span text:style-name="T2">, instructions which produce no value are called </text:span><text:span text:style-name="Strong_20_Emphasis"><text:span text:style-name="T2">statements</text:span></text:span></text:p>
      <text:p text:style-name="P7"><text:soft-page-break/><text:span text:style-name="T2">In a similar manner to statements, expressions can be combined with other expressions, to form complex expressions. Expressions are combined using </text:span><text:span text:style-name="Strong_20_Emphasis"><text:span text:style-name="T2">operators</text:span></text:span><text:span text:style-name="T2"> such as the mathematical functions sum, difference, product, quotient, etc... Thus 1+1 is also an expression that has </text:span><text:span text:style-name="Strong_20_Emphasis"><text:span text:style-name="T2">a single value</text:span></text:span><text:span text:style-name="T2"> despite the fact that it is a composite of multiple sub-expressions.</text:span></text:p>
      <text:p text:style-name="P9">The complexity and power of what each language considers an atomic instruction varies greatly. At the lowest end of the scale we have assembly language.</text:p>
      <text:p text:style-name="P12"><text:s text:c="4"/><text:span text:style-name="T3">mov <text:s text:c="4"/>ax,12 <text:s text:c="5"/>;put the value 12 into the AX register</text:span></text:p>
      <text:p text:style-name="P16"><text:s text:c="4"/><text:span text:style-name="T3">mov <text:s text:c="4"/>bx,12 <text:s text:c="5"/>;put the value 12 into the BX register</text:span></text:p>
      <text:p text:style-name="P16"><text:s text:c="4"/><text:span text:style-name="T3">imul <text:s text:c="14"/>;multiply AX and BX, store result in AX</text:span></text:p>
      <text:p text:style-name="P16"><text:s text:c="4"/><text:span text:style-name="T3">sub <text:s text:c="4"/>ax,144 <text:s text:c="4"/>;test whether the value in AX is 144</text:span></text:p>
      <text:p text:style-name="P16"><text:s text:c="4"/><text:span text:style-name="T3">jnz <text:s text:c="4"/>ax,@false <text:s/>;if ax is not zero (i.e. was not equal to 144) jump to 'false'</text:span></text:p>
      <text:p text:style-name="P16"><text:s text:c="4"/><text:span text:style-name="T3">mov <text:s text:c="4"/>ax,1 <text:s text:c="6"/>;put the value 1 into the AX register to indicate True</text:span></text:p>
      <text:p text:style-name="P16"><text:s text:c="4"/><text:span text:style-name="T3">jmp <text:s text:c="4"/>@end <text:s text:c="6"/>;jump over false</text:span></text:p>
      <text:p text:style-name="P17">@false:</text:p>
      <text:p text:style-name="P16"><text:s text:c="4"/><text:span text:style-name="T3">mov <text:s text:c="4"/>ax,0 <text:s text:c="6"/>;put the value 0 into the AX register to indicate False</text:span></text:p>
      <text:p text:style-name="P15">@end:</text:p>
      <text:p text:style-name="P9">Which we can compare to the much simpler version of the same thing in python</text:p>
      <text:p text:style-name="P13">ax = 12</text:p>
      <text:p text:style-name="P17">bx = 12</text:p>
      <text:p text:style-name="P17">if ax*bx == 144:</text:p>
      <text:p text:style-name="P14"><text:s text:c="4"/><text:span text:style-name="T3">ax = 1</text:span></text:p>
      <text:p text:style-name="P7"><text:span text:style-name="T2">The basic point is to illustrate that programs are made up of small, well defined, </text:span><text:span text:style-name="Strong_20_Emphasis"><text:span text:style-name="T2">easy to understand</text:span></text:span><text:span text:style-name="T2"> steps in sequence. As in chess, where each individual piece can only move in a very limited number of ways, yielding a tiny number of potential moves per piece per turn, these moves can be combined in a near infinite number of ways and often grouped together into common techniques or strategies. So too can the simple statements of a programming language be combined in infinite ways to produce complex but meaningful results.</text:span></text:p>
      <text:h text:style-name="P11" text:outline-level="2">Everyone can program!</text:h>
      <text:p text:style-name="P9">Believe it or not, you've programmed before. You've programmed your friends, and do so every time you give them directions. After all what is a set of directions but a sequence of instructions.</text:p>
      <text:p text:style-name="P13"><text:soft-page-break/>OUT OF Cape Town TAKE the N1</text:p>
      <text:p text:style-name="P17">TAKE the Sable rd. Offramp</text:p>
      <text:p text:style-name="P17">AT the fork VEER LEFT</text:p>
      <text:p text:style-name="P17">AT the traffic lights TURN LEFT</text:p>
      <text:p text:style-name="P17">AT the NEXT traffic lights TURN RIGHT </text:p>
      <text:p text:style-name="P17">AT the traffic circle TURN LEFT</text:p>
      <text:p text:style-name="P17">AT the NEXT traffic circle TURN RIGHT </text:p>
      <text:p text:style-name="P15">AT the t-junction TURN LEFT</text:p>
      <text:p text:style-name="P9">You will note that some (in fact a hell of a lot) of the words in the directions to my place are capitalised. In the language of giving directions, these are pretty much our atomic instructions. The portion of the directions left in lowercase are labels or names for things that are not common to all sets of directions, most often places specific to the set of directions being given. These have value, and would be our expressions.</text:p>
      <text:p text:style-name="P9">Examining the directions we have</text:p>
      <text:p text:style-name="P20">OUT OF</text:p>
      <text:p text:style-name="List_20_Contents"><text:span text:style-name="T2">meaning I must first be </text:span><text:span text:style-name="Strong_20_Emphasis"><text:span text:style-name="T2">in</text:span></text:span><text:span text:style-name="T2"> a named place before performing the next instruction</text:span></text:p>
      <text:p text:style-name="P19">TAKE</text:p>
      <text:p text:style-name="P21">meaning to drive along, or turn off onto a named offramp</text:p>
      <text:p text:style-name="P19">AT</text:p>
      <text:p text:style-name="List_20_Contents"><text:span text:style-name="T2">continue until the named place or situation is reached </text:span><text:span text:style-name="Strong_20_Emphasis"><text:span text:style-name="T2">before</text:span></text:span><text:span text:style-name="T2"> performing the next instruction</text:span></text:p>
      <text:p text:style-name="P19">VEER</text:p>
      <text:p text:style-name="P21">meaning to stay in a particular lane as the road splits</text:p>
      <text:p text:style-name="P19">TURN LEFT, TURN RIGHT</text:p>
      <text:p text:style-name="P21">self explanatory</text:p>
      <text:p text:style-name="P19">NEXT</text:p>
      <text:p text:style-name="P22">meaning the next object of specified type encountered</text:p>
      <text:p text:style-name="P9">At first the description of these concepts may seem obvious, but recall that computers, the machines executing your programming instructions, have an IQ of 0. They are not intelligent, fiendishly annoying at times perhaps, but never intelligent, never aware, never capable of the massive amounts of inference and contextualization done by the human brain. They are designed and built to understand and execute only specific atomic steps. So what is implicit in the instructions contained in a set of directions given to us, must be explicitly defined for a computer.</text:p>
      <text:h text:style-name="P11" text:outline-level="2"><text:soft-page-break/>Data representation and translation of real world problems</text:h>
      <text:p text:style-name="P7"><text:span text:style-name="T2">Now that the concept of sequences of statements has been throughly flogged to death, to what do these statements apply? They apply to </text:span><text:span text:style-name="Strong_20_Emphasis"><text:span text:style-name="T2">data</text:span></text:span><text:span text:style-name="T2">! But data in a computer, like instructions, must be simple and well defined, or at the very least able to be broken down into multiple well defined simple pieces. In general computers work only with numbers. The pictures you see on screen, the text you are reading, the sound you hear when playing MP3's are all numbers. The actual physical devices attached to the computer are what are responsible for transforming the numbers with which the CPU deals into humanly recognisable phenomena such as sound waves and images. Until the screen, or the speakers, are reached, everything is numbers. So it stands to reason that the most basic, atomic, unit of data in a computer is a number. Fortunately, modern programming languages are capable of dealing with numbers and sequences of numbers in a few different ways. Integers, and Reals can be considered atomic data units in almost every modern computer language, as can text in the form of a string of characters in sequence.</text:span></text:p>
      <text:p text:style-name="P9">As programs are usually written to solve problems occurring in the real world, it falls to the programmer to translate the problem being solved into something the computer can deal with, i.e. numbers. This is reminiscent of those annoying word problems we encountered in junior school mathematics.</text:p>
      <text:p text:style-name="P18">Jane has seven apples, Mary has four, Bob has one. They pool their resources, and divide the apples equally. How many apples does each one receive?</text:p>
      <text:p text:style-name="P7"><text:span text:style-name="T2">The most difficult concept to grasp when learning to program is the ability to translate a problem expressed in words into a set of instructions that describe the solution to the problem. Learning a programming language doesn't teach one to program, it merely provides one with a specific set of tools with which one can solve a problem. Learning how to apply these tools is the true skill to programming, and this comes primarily with experience. The problem set out above is ridiculously simple, and you've already </text:span><text:soft-page-break/><text:span text:style-name="T2">worked out the answer in your head, but </text:span><text:span text:style-name="Strong_20_Emphasis"><text:span text:style-name="T2">how did you do it?</text:span></text:span><text:span text:style-name="T2"> Describe the process! But what if there were 1000 people involved, and many thousands of apples. Working it out in your head becomes a tedious task, but the basic process you followed in your head for three people applies equally well to the case of a thousand people. And so for our first exercise in programming let us translate the word problem into the atomic statements and atomic data units that can be used to provide us with the answer. Assume we are provided with only the following statements and expressions to work with, and that statements are numbered from 1 upwards in the order in which they appear in our program:</text:span></text:p>
      <text:list xml:id="list8822226346108868631" text:style-name="L1">
        <text:list-item>
          <text:p text:style-name="P4">EXPRESSION -- raw_input(): get a number from input</text:p>
        </text:list-item>
        <text:list-item>
          <text:p text:style-name="P4">STATEMENT -- labelname = #: Assign the value of number to a label for storage</text:p>
        </text:list-item>
        <text:list-item>
          <text:p text:style-name="P4">STATEMENT -- labelname += #: Addition of the second number to the number stored in labelname</text:p>
        </text:list-item>
        <text:list-item>
          <text:p text:style-name="P4">STATEMENT -- if # != # {}: check if the two numbers are not equal. If they are not equal perform any instructions within the braces {}</text:p>
        </text:list-item>
        <text:list-item>
          <text:p text:style-name="P4">STATEMENT -- GOTO #: Instead of executing the next statement, execute the statement numbered '#'</text:p>
        </text:list-item>
        <text:list-item>
          <text:p text:style-name="P4">STATEMENT -- labelname /= #: Division of the number stored in labelname by '#'</text:p>
        </text:list-item>
        <text:list-item>
          <text:p text:style-name="P1">STATEMENT -- print #: Output of a number to the screen</text:p>
        </text:list-item>
      </text:list>
      <text:p text:style-name="P9">Note that "#" can be either an actual number, the name of a label storing a number, or the instruction "raw_input()" which is the number received as input.</text:p>
      <text:p text:style-name="P18">Each of a number of people has at least one apple. They pool their resources and divide the apples equally. For any given number of people and the number of apples each of these people has, how many apples will each person receive?</text:p>
      <text:p text:style-name="P9">Given only the above statements and expressions to work with, there are some important questions that need answering</text:p>
      <text:list xml:id="list4481492250004683635" text:style-name="L2">
        <text:list-item>
          <text:p text:style-name="P5">Do we need to know who started with how many apples?</text:p>
        </text:list-item>
        <text:list-item>
          <text:p text:style-name="P5">How do we represent how many apples there are?</text:p>
        </text:list-item>
        <text:list-item>
          <text:p text:style-name="P2"><text:soft-page-break/>How can one determine the total number of people?</text:p>
        </text:list-item>
      </text:list>
      <text:p text:style-name="P12"><text:s/><text:span text:style-name="T3">1: apples = 0</text:span></text:p>
      <text:p text:style-name="P16"><text:s/><text:span text:style-name="T3">2: people = 0</text:span></text:p>
      <text:p text:style-name="P16"><text:s/><text:span text:style-name="T3">3: a = raw_input()</text:span></text:p>
      <text:p text:style-name="P16"><text:s/><text:span text:style-name="T3">4: people += 1</text:span></text:p>
      <text:p text:style-name="P16"><text:s/><text:span text:style-name="T3">5: if a != 0 {</text:span></text:p>
      <text:p text:style-name="P16"><text:s/><text:span text:style-name="T3">6: <text:s text:c="4"/>apples += a</text:span></text:p>
      <text:p text:style-name="P16"><text:s/><text:span text:style-name="T3">7: <text:s text:c="4"/>GOTO 3</text:span></text:p>
      <text:p text:style-name="P16"><text:s text:c="4"/><text:span text:style-name="T3">}</text:span></text:p>
      <text:p text:style-name="P16"><text:s/><text:span text:style-name="T3">8: apples /= people</text:span></text:p>
      <text:p text:style-name="P14"><text:s/><text:span text:style-name="T3">9: print apples</text:span></text:p>
      <text:h text:style-name="P11" text:outline-level="2">Exercises</text:h>
      <text:list xml:id="list2635218157758577246" text:style-name="L3">
        <text:list-item>
          <text:p text:style-name="P6">What is a program?</text:p>
        </text:list-item>
        <text:list-item>
          <text:p text:style-name="P3">What is the difference between an expression and a statemen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03:11.362829968</meta:creation-date>
    <dc:date>2015-03-22T19:04:44.741722250</dc:date>
    <meta:editing-duration>P0D</meta:editing-duration>
    <meta:editing-cycles>1</meta:editing-cycles>
    <meta:document-statistic meta:table-count="0" meta:image-count="0" meta:object-count="0" meta:page-count="6" meta:paragraph-count="82" meta:word-count="1683" meta:character-count="9670" meta:non-whitespace-character-count="7947"/>
    <meta:generator>LibreOffice/4.2.7.2$Linux_X86_64 LibreOffice_project/420m0$Build-2</meta:generator>
  </office:meta>
</office:document-meta>
</file>